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
      <text:p text:style-name="P16">%=TITRE=%,</text:p>
      <text:p text:style-name="P16"/>
      <text:p text:style-name="P16">Nous constatons que vous avez bénéficié des prestations de la prestation complémentaire à l'AVS/AI jusqu'au %=DATEFINASSISTE=%. La contribution mensuelle qui vous était allouée à ce titre doit donc être supprimée à partir du %=DATEDEBUT=%.</text:p>
      <text:p text:style-name="P16"/>
      <text:p text:style-name="P16">Toutefois, étant donné que votre revenu déterminant, valable pour l'année %=RELATIV1=% uniquement, s'èlève à CHF %=REVDET=%, nous avons le plaisir de vous annoncer que vous pouvez bénéficier des contributions suivantes :</text:p>
      <text:p text:style-name="P16">%#include AM_SUBSIDES#%</text:p>
      <text:p text:style-name="P16">%#include AM_INFO#%</text:p>
      <text:p text:style-name="P16">%#include AM_SIGNATURES#%</text:p>
      <text:p text:style-name="P22">%#include AM_REVENU_STAND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e</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4:23:17.86</dc:date>
    <meta:print-date>2003-09-10T06:53:00</meta:print-date>
    <meta:editing-cycles>116</meta:editing-cycles>
    <meta:editing-duration>PT7H29S</meta:editing-duration>
    <meta:document-statistic meta:table-count="0" meta:image-count="2" meta:object-count="0" meta:page-count="2" meta:paragraph-count="36" meta:word-count="302" meta:character-count="224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